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b2c2" officeooo:paragraph-rsid="0016b2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pload your result and Models here</text:p>
      <text:p text:style-name="P1">Thank You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5T11:56:53.572187839</meta:creation-date>
    <dc:date>2020-09-15T11:57:18.870787360</dc:date>
    <meta:editing-duration>PT25S</meta:editing-duration>
    <meta:editing-cycles>1</meta:editing-cycles>
    <meta:document-statistic meta:table-count="0" meta:image-count="0" meta:object-count="0" meta:page-count="1" meta:paragraph-count="2" meta:word-count="8" meta:character-count="43" meta:non-whitespace-character-count="37"/>
    <meta:generator>LibreOffice/6.4.5.2$Linux_X86_64 LibreOffice_project/40$Build-2</meta:generator>
  </office:meta>
</office:document-meta>
</file>